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1" style:list-style-name="WWNum1"/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size="12pt" fo:font-weight="normal" style:font-size-asian="12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esentación de la Empresa</text:p>
      <text:h text:style-name="Heading_20_1" text:outline-level="1">Nombre de la empresa</text:h>
      <text:p text:style-name="P2"><text:span text:style-name="T1">Laguna Componentes</text:span></text:p>
      <text:h text:style-name="Heading_20_1" text:outline-level="1">Integrantes y Roles</text:h>
      <text:list text:style-name="WWNum1">
        <text:list-item>
          <text:p text:style-name="P1">Pablo Navia – Diseñador Web</text:p>
        </text:list-item>
        <text:list-item>
          <text:p text:style-name="P1">Jaime Andrés Venegas – Jefe de Producto</text:p>
        </text:list-item>
        <text:list-item>
          <text:p text:style-name="P1">Kamal Amarouch – Maquetador</text:p>
        </text:list-item>
        <text:list-item>
          <text:p text:style-name="P1">Alejandro Díaz – Responsable de Presentación</text:p>
        </text:list-item>
      </text:list>
      <text:h text:style-name="Heading_20_1" text:outline-level="1">Servicios que ofrecemos</text:h>
      <text:list text:continue-numbering="true" text:style-name="WWNum1">
        <text:list-item>
          <text:p text:style-name="P1">Venta de hardware: CPU, GPU, RAM, SSD, etc.</text:p>
        </text:list-item>
        <text:list-item>
          <text:p text:style-name="P1">Venta de periféricos: monitores, teclados, ratones, etc.</text:p>
        </text:list-item>
        <text:list-item>
          <text:p text:style-name="P1">Asesoramiento personalizado</text:p>
        </text:list-item>
        <text:list-item>
          <text:p text:style-name="P1">Montaje de equipos a medida</text:p>
        </text:list-item>
        <text:list-item>
          <text:p text:style-name="P1">Soporte técnico y garantía</text:p>
        </text:list-item>
      </text:list>
      <text:h text:style-name="Heading_20_1" text:outline-level="1">Misión</text:h>
      <text:p text:style-name="P2"><text:span text:style-name="T1">Nos esforzamos por acercar la mejor tecnología a nuestros clientes, ofreciendo componentes fiables, precios competitivos y un servicio cercano.<text:line-break/><text:line-break/>Objetivo: Ser un referente local y digital en soluciones de hardware.</text:span></text:p>
      <text:h text:style-name="Heading_20_1" text:outline-level="1">Valores</text:h>
      <text:list text:continue-numbering="true" text:style-name="WWNum1">
        <text:list-item>
          <text:p text:style-name="P1">Calidad – Productos de marcas reconocidas</text:p>
        </text:list-item>
        <text:list-item>
          <text:p text:style-name="P1">Honestidad – Información clara y sin letra pequeña</text:p>
        </text:list-item>
        <text:list-item>
          <text:p text:style-name="P1">Cercanía – Atención personalizada</text:p>
        </text:list-item>
        <text:list-item>
          <text:p text:style-name="P1">Pasión tecnológica – Amamos lo que hacemos</text:p>
        </text:list-item>
        <text:list-item>
          <text:p text:style-name="P1">Innovación – Siempre al día con las últimas tendencias</text:p>
        </text:list-item>
      </text:list>
      <text:h text:style-name="Heading_20_1" text:outline-level="1"><text:soft-page-break/></text:h>
      <text:h text:style-name="Heading_20_1" text:outline-level="1">Historia</text:h>
      <text:p text:style-name="P2"><text:span text:style-name="T1">Laguna Componentes nace en 2023, fundada por cuatro amigos apasionados por la informática. Comenzaron ayudando a amigos y familiares hasta abrir su propio local.<text:line-break/><text:line-break/>Hoy, gracias al boca a boca y a su presencia online, la empresa ha crecido y se ha posicionado como sinónimo de confianza y calidad en el mundo del hardware.</text:span></text:p>
      <text:h text:style-name="Heading_20_1" text:outline-level="1">Cierre</text:h>
      <text:p text:style-name="P2"><text:span text:style-name="T1">¡Gracias por su atención!</text:span></text:p>
      <text:p text:style-name="P2"><text:span text:style-name="T1">Laguna Componentes – Tu tienda de confianza en tecnologí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5-09T08:52:20.150000000</dc:date>
    <meta:editing-duration>PT4M32S</meta:editing-duration>
    <meta:generator>LibreOffice/7.6.1.2$Windows_X86_64 LibreOffice_project/f5defcebd022c5bc36bbb79be232cb6926d8f674</meta:generator>
    <meta:document-statistic meta:table-count="0" meta:image-count="0" meta:object-count="0" meta:page-count="2" meta:paragraph-count="27" meta:word-count="203" meta:character-count="1300" meta:non-whitespace-character-count="1126"/>
    <meta:user-defined meta:name="AppVersion">14.0000</meta:user-defined>
    <meta:template xlink:type="simple" xlink:actuate="onRequest" xlink:title="Normal.dotm" xlink:href=""/>
  </office:meta>
</office:document-meta>
</file>